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1cm" fo:min-width="21.7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Glossy-title">
      <style:graphic-properties fo:min-height="3.506cm"/>
    </style:style>
    <style:style style:name="pr2" style:family="presentation" style:parent-style-name="Glossy-notes">
      <style:graphic-properties draw:fill-color="#ffffff" fo:min-height="13.364cm"/>
    </style:style>
    <style:style style:name="pr3" style:family="presentation" style:parent-style-name="Glossy-outline1">
      <style:graphic-properties fo:min-height="13.586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title">
      <style:graphic-properties draw:fill-color="#ffffff" draw:auto-grow-height="true" fo:min-height="3.506cm"/>
    </style:style>
    <style:style style:name="pr6" style:family="presentation" style:parent-style-name="Glossy-outline1">
      <style:graphic-properties draw:fill-color="#ffffff" draw:auto-grow-height="true" fo:min-height="13.859cm"/>
    </style:style>
    <style:style style:name="pr7" style:family="presentation" style:parent-style-name="Glossy-notes">
      <style:graphic-properties draw:fill-color="#ffffff" draw:auto-grow-height="true" fo:min-height="13.364cm"/>
    </style:style>
    <style:style style:name="pr8" style:family="presentation" style:parent-style-name="Glossy-outline1">
      <style:graphic-properties fo:min-height="12.773cm"/>
    </style:style>
    <style:style style:name="pr9" style:family="presentation" style:parent-style-name="Glossy-outline1">
      <style:graphic-properties fo:min-height="7.086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48pt" style:font-size-asian="48pt" style:font-size-complex="4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ject</text:p>
          </draw:text-box>
        </draw:frame>
        <draw:frame draw:style-name="gr1" draw:text-style-name="P3" draw:layer="layout" svg:width="16.5cm" svg:height="3.551cm" svg:x="6cm" svg:y="3.949cm">
          <draw:text-box>
            <text:p text:style-name="P1"><text:span text:style-name="T1">Twitter Profile Building</text:span></text:p>
            <text:p text:style-name="P2"><text:span text:style-name="T1">by Sentiment Analysis</text:span></text:p>
          </draw:text-box>
        </draw:frame>
        <draw:frame draw:style-name="gr2" draw:text-style-name="P4" draw:layer="layout" svg:width="19.425cm" svg:height="8.469cm" svg:x="4.075cm" svg:y="8.887cm">
          <draw:text-box>
            <text:p text:style-name="P4"><text:span text:style-name="T2">Project Guide:</text:span><text:span text:style-name="T3"> Dr. Mary Saira Bhanu</text:span></text:p>
            <text:p text:style-name="P4"/>
            <text:p text:style-name="P4"/>
            <text:p text:style-name="P4"><text:span text:style-name="T2">Members:</text:span></text:p>
            <text:p text:style-name="P4"><text:span text:style-name="T3"><text:tab/></text:span><text:span text:style-name="T3">Lenoy Jacob</text:span><text:span text:style-name="T3"><text:tab/></text:span><text:span text:style-name="T3"><text:tab/></text:span><text:span text:style-name="T3"><text:tab/></text:span><text:span text:style-name="T3">106108041</text:span></text:p>
            <text:p text:style-name="P4"><text:span text:style-name="T3"><text:tab/></text:span><text:span text:style-name="T3">Ashok Kumar </text:span><text:span text:style-name="T3"><text:tab/></text:span><text:span text:style-name="T3"><text:tab/></text:span><text:span text:style-name="T3"><text:tab/></text:span><text:span text:style-name="T3">106108052</text:span></text:p>
            <text:p text:style-name="P4"><text:span text:style-name="T3"><text:tab/></text:span><text:span text:style-name="T3">Anirudh 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0610805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Objectives</text:p>
          </draw:text-box>
        </draw:frame>
        <draw:frame presentation:style-name="pr3" draw:text-style-name="P6" draw:layer="layout" svg:width="25.199cm" svg:height="14.112cm" svg:x="1.4cm" svg:y="4.914cm" presentation:class="outline" presentation:user-transformed="true">
          <draw:text-box>
            <text:list text:style-name="L2">
              <text:list-item>
                <text:p><text:span text:style-name="T4">Micro-blogs are a challenging new source of information for data mining techniques.</text:span></text:p>
              </text:list-item>
              <text:list-item>
                <text:p><text:span text:style-name="T4">They are social tools and therefore, are a source of valuable real-time data.</text:span></text:p>
              </text:list-item>
              <text:list-item>
                <text:p><text:span text:style-name="T4">Twitter is a very popular microblogging service where users create status messages (called "tweets"), which reflect the personality of the user.</text:span></text:p>
              </text:list-item>
              <text:list-item>
                <text:p><text:span text:style-name="T4">Analyzing these tweets can help us build a personality profile of the user, which would help other users follow the people they want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cedure</text:p>
          </draw:text-box>
        </draw:frame>
        <draw:frame presentation:style-name="pr4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Data Collection</text:span></text:p>
              </text:list-item>
              <text:list-item>
                <text:p><text:span text:style-name="T5">Keyword Classification</text:span></text:p>
              </text:list-item>
              <text:list-item>
                <text:p><text:span text:style-name="T5">Sentiment Analysis</text:span></text:p>
              </text:list-item>
              <text:list-item>
                <text:p><text:span text:style-name="T5">Association of sentiments with keywords</text:span></text:p>
              </text:list-item>
              <text:list-item>
                <text:p><text:span text:style-name="T5">Building the profile of the user</text:span></text:p>
              </text:list-item>
              <text:list-item>
                <text:p><text:span text:style-name="T5">e.g. If a user tweets positively about Android and negatively about iPhone, output would be:</text:span></text:p>
                <text:p><text:span text:style-name="T5">&lt;username&gt; (Android +) (iPhone -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301cm" svg:y="0cm" presentation:class="title" presentation:user-transformed="true">
          <draw:text-box>
            <text:p text:style-name="P8">Steps Involved</text:p>
          </draw:text-box>
        </draw:frame>
        <draw:frame presentation:style-name="pr6" draw:text-style-name="P9" draw:layer="layout" svg:width="25.199cm" svg:height="15.385cm" svg:x="1cm" svg:y="3.5cm" presentation:class="outline" presentation:user-transformed="true">
          <draw:text-box>
            <text:list text:style-name="L2">
              <text:list-header>
                <text:p text:style-name="P9"><text:span text:style-name="T6"/></text:p>
              </text:list-header>
              <text:list-item>
                <text:p text:style-name="P9"><text:span text:style-name="T6">Sentiment Analysis</text:span></text:p>
              </text:list-item>
              <text:list-item>
                <text:p text:style-name="P9"><text:span text:style-name="T6">Binary SVM classifier</text:span></text:p>
              </text:list-item>
              <text:list-item>
                <text:p text:style-name="P9"><text:span text:style-name="T6">OpenNLP POS tagger</text:span></text:p>
              </text:list-item>
              <text:list-item>
                <text:p text:style-name="P9"><text:span text:style-name="T6">Word stemming </text:span></text:p>
              </text:list-item>
              <text:list-item>
                <text:p text:style-name="P9"><text:span text:style-name="T6">Syntactic parsing</text:span></text:p>
              </text:list-item>
              <text:list-item>
                <text:p text:style-name="P9"><text:span text:style-name="T6">Handling Target-independent Features </text:span></text:p>
              </text:list-item>
              <text:list-item>
                <text:p text:style-name="P9"><text:span text:style-name="T6">Handling Extended Targets</text:span></text:p>
              </text:list-item>
              <text:list-item>
                <text:p text:style-name="P9"><text:span text:style-name="T6">Handling Target dependent features</text:span></text:p>
              </text:list-item>
              <text:list-item>
                <text:p text:style-name="P9"><text:span text:style-name="T6">Building a corpus by searching for keywords from a white list</text:span></text:p>
              </text:list-item>
              <text:list-item>
                <text:p text:style-name="P9"><text:span text:style-name="T6">Evaluation and represent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pproach</text:p>
          </draw:text-box>
        </draw:frame>
        <draw:frame presentation:style-name="pr8" draw:text-style-name="P11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 text:style-name="P11"><text:span text:style-name="T3">Subjectivity classification </text:span></text:p>
              </text:list-item>
              <text:list-item>
                <text:p text:style-name="P11"><text:span text:style-name="T3">Polarity classification</text:span></text:p>
                <text:p text:style-name="P11"><text:span text:style-name="T3"/></text:p>
              </text:list-item>
              <text:list-item>
                <text:p text:style-name="P11"><text:span text:style-name="T3">In each of the steps, a binary SVM classifier is built to perform the classification.</text:span></text:p>
              </text:list-item>
            </text:list>
            <text:p text:style-name="P12"><text:span text:style-name="T3"/></text:p>
            <text:p text:style-name="P11"><text:span text:style-name="T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eprocessing</text:p>
          </draw:text-box>
        </draw:frame>
        <draw:frame presentation:style-name="pr4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Tweet Normalization</text:p>
              </text:list-item>
              <text:list-item>
                <text:p>POS tagging</text:p>
              </text:list-item>
              <text:list-item>
                <text:p>Word Stemming</text:p>
              </text:list-item>
              <text:list-item>
                <text:p>Syntactic Pars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Other kinds of Tweets</text:p>
          </draw:text-box>
        </draw:frame>
        <draw:frame presentation:style-name="pr4" draw:text-style-name="P12" draw:layer="layout" svg:width="25.199cm" svg:height="13.859cm" svg:x="1.301cm" svg:y="5.641cm" presentation:class="outline" presentation:user-transformed="true">
          <draw:text-box>
            <text:list text:style-name="L2">
              <text:list-item>
                <text:p text:style-name="P12"><text:span text:style-name="T3">Retweets</text:span></text:p>
              </text:list-item>
              <text:list-item>
                <text:p text:style-name="P12"><text:span text:style-name="T3">Tweets containing the target and published by the same person. </text:span></text:p>
              </text:list-item>
              <text:list-item>
                <text:p text:style-name="P12"><text:span text:style-name="T3">Tweets replying to or replied by the tweet are to be classified, as wel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Extended Targets</text:p>
          </draw:text-box>
        </draw:frame>
        <draw:frame presentation:style-name="pr4" draw:text-style-name="P12" draw:layer="layout" svg:width="25.199cm" svg:height="16.427cm" svg:x="0.901cm" svg:y="4.073cm" presentation:class="outline" presentation:user-transformed="true">
          <draw:text-box>
            <text:list text:style-name="L2">
              <text:list-item>
                <text:p text:style-name="P12"><text:span text:style-name="T3">People express their sentiments about a target by commenting not on the target itself but on some related things of the target.</text:span></text:p>
              </text:list-item>
              <text:list-item>
                <text:p text:style-name="P12"><text:span text:style-name="T3">One may express a sentiment about a company by commenting on its products or technologies.</text:span></text:p>
              </text:list-item>
              <text:list-item>
                <text:p text:style-name="P12"><text:span text:style-name="T3">Example:</text:span></text:p>
                <text:p text:style-name="P12"><text:span text:style-name="T3">“</text:span><text:span text:style-name="T3">I am passionate about Microsoft technologies especially Silverlight.”</text:span></text:p>
                <text:p text:style-name="P12"><text:span text:style-name="T3"/></text:p>
              </text:list-item>
            </text:list>
            <text:p text:style-name="P12"><text:span text:style-name="T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arget Dependent Classification</text:p>
          </draw:text-box>
        </draw:frame>
        <draw:frame presentation:style-name="pr4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2"><text:span text:style-name="T3">Syntactic Parse Tree</text:span></text:p>
                <text:list>
                  <text:list-item>
                    <text:p text:style-name="P12"><text:span text:style-name="T3">Verb</text:span></text:p>
                  </text:list-item>
                  <text:list-item>
                    <text:p text:style-name="P12"><text:span text:style-name="T3">Noun</text:span></text:p>
                  </text:list-item>
                  <text:list-item>
                    <text:p text:style-name="P12"><text:span text:style-name="T3">Adjectives</text:span></text:p>
                  </text:list-item>
                  <text:list-item>
                    <text:p text:style-name="P12"><text:span text:style-name="T3">Adverbs</text:span></text:p>
                  </text:list-item>
                  <text:list-item>
                    <text:p text:style-name="P12"><text:span text:style-name="T3">Negation</text:span></text:p>
                  </text:list-item>
                </text:list>
              </text:list-item>
              <text:list-item>
                <text:p text:style-name="P12"><text:span text:style-name="T3">“</text:span><text:span text:style-name="T3">iPhone works better with the Cell-Band”, will generate the feature “arg1_v_well”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lassifying using SVM</text:p>
          </draw:text-box>
        </draw:frame>
        <draw:frame presentation:style-name="pr4" draw:text-style-name="P12" draw:layer="layout" svg:width="25.199cm" svg:height="13.859cm" svg:x="1.4cm" svg:y="4.914cm" presentation:class="outline">
          <draw:text-box>
            <text:list text:style-name="L2">
              <text:list-item>
                <text:p text:style-name="P12"><text:span text:style-name="T3">Special binary feature indicating whether or not the tweet contains at least one of the target-dependent features. </text:span></text:p>
              </text:list-item>
              <text:list-item>
                <text:p text:style-name="P12"><text:span text:style-name="T3">If the feature is present, the entry will be 1; otherwise it will be 0.</text:span></text:p>
              </text:list-item>
              <text:list-item>
                <text:p text:style-name="P12"><text:span text:style-name="T3">This will be done by using support vector machin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weet Corpu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o Target dependent Tweet Corpus available</text:p>
              </text:list-item>
              <text:list-item>
                <text:p>Build using Twitter search API</text:p>
              </text:list-item>
              <text:list-item>
                <text:p>Query using a list of keywords</text:p>
              </text:list-item>
              <text:list-item>
                <text:p><text:span text:style-name="T3">Manually classify each tweet as positive, negative or neutral towards the query</text:span></text:p>
              </text:list-item>
              <text:list-item>
                <text:p><text:span text:style-name="T3">Duplicate Twee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Query Topics</text:p>
          </draw:text-box>
        </draw:frame>
        <draw:frame presentation:style-name="pr4" draw:text-style-name="P4" draw:layer="layout" svg:width="25.199cm" svg:height="16.029cm" svg:x="1.301cm" svg:y="4cm" presentation:class="outline" presentation:user-transformed="true">
          <draw:text-box>
            <text:list text:style-name="L2">
              <text:list-item>
                <text:p text:style-name="P4"><text:span text:style-name="T6">Sports</text:span></text:p>
                <text:list>
                  <text:list-item>
                    <text:p text:style-name="P4"><text:span text:style-name="T6">Cricket</text:span></text:p>
                  </text:list-item>
                  <text:list-item>
                    <text:p text:style-name="P4"><text:span text:style-name="T6">Tennis</text:span></text:p>
                  </text:list-item>
                  <text:list-item>
                    <text:p text:style-name="P4"><text:span text:style-name="T6">Football</text:span></text:p>
                  </text:list-item>
                </text:list>
              </text:list-item>
              <text:list-item>
                <text:p text:style-name="P4"><text:span text:style-name="T6">Celebrities</text:span></text:p>
                <text:list>
                  <text:list-item>
                    <text:p><text:span text:style-name="T6">Sachin</text:span></text:p>
                  </text:list-item>
                  <text:list-item>
                    <text:p><text:span text:style-name="T6">Federer</text:span></text:p>
                  </text:list-item>
                  <text:list-item>
                    <text:p><text:span text:style-name="T6">Pele</text:span></text:p>
                  </text:list-item>
                </text:list>
              </text:list-item>
              <text:list-item>
                <text:p text:style-name="P4"><text:span text:style-name="T6">Sporting Events</text:span></text:p>
                <text:list>
                  <text:list-item>
                    <text:p><text:span text:style-name="T6">World Cup</text:span></text:p>
                  </text:list-item>
                  <text:list-item>
                    <text:p><text:span text:style-name="T6">Grand Slams</text:span></text:p>
                  </text:list-item>
                  <text:list-item>
                    <text:p text:style-name="P4"><text:span text:style-name="T6">Leag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ccurac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uman accuracy – 80%</text:p>
              </text:list-item>
              <text:list-item>
                <text:p>Accuracy of Target Independent Classifying algorithms</text:p>
              </text:list-item>
              <text:list-item>
                <text:p>Accuracy of Target Dependent Classifying algorithms</text:p>
              </text:list-item>
              <text:list-item>
                <text:p>10 fold cross valid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Results and Repres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ccuracy of matching</text:p>
                <text:list>
                  <text:list-item>
                    <text:p>Comparison tables</text:p>
                  </text:list-item>
                  <text:list-item>
                    <text:p>Confusion matrices </text:p>
                    <text:p/>
                  </text:list-item>
                </text:list>
              </text:list-item>
              <text:list-item>
                <text:p>Representation</text:p>
                <text:list>
                  <text:list-item>
                    <text:p>&lt;username&gt;</text:p>
                    <text:p>&lt;keyword 1&gt;&lt;sentiment 1&gt;</text:p>
                    <text:p>&lt;keyword 2&gt;&lt;sentiment 2&gt;</text:p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Implementation</text:p>
          </draw:text-box>
        </draw:frame>
        <draw:frame presentation:style-name="pr4" draw:text-style-name="P4" draw:layer="layout" svg:width="25.199cm" svg:height="15.829cm" svg:x="0.93cm" svg:y="3.609cm" presentation:class="outline" presentation:user-transformed="true">
          <draw:text-box>
            <text:list text:style-name="L2">
              <text:list-item>
                <text:p text:style-name="P4"><text:span text:style-name="T6">Binary SVM classifier - </text:span><text:span text:style-name="T7">http://svmlight.joachims.org/</text:span></text:p>
              </text:list-item>
              <text:list-item>
                <text:p text:style-name="P4"><text:span text:style-name="T6">OpenNLP POS tagger - </text:span><text:span text:style-name="T7">http://opennlp.sourceforge.net/projects.html</text:span></text:p>
              </text:list-item>
              <text:list-item>
                <text:p text:style-name="P4"><text:span text:style-name="T6">Word stemming – word stem mapping table (or) snowball </text:span></text:p>
              </text:list-item>
              <text:list-item>
                <text:p text:style-name="P4"><text:span text:style-name="T6">Syntactic parsing - MST dependency parser </text:span></text:p>
              </text:list-item>
              <text:list-item>
                <text:p text:style-name="P4"><text:span text:style-name="T6">Target-independent Features – hashtags, emoticons and sentiment lexicon features (using General Inquirer)</text:span></text:p>
              </text:list-item>
              <text:list-item>
                <text:p text:style-name="P4"><text:span text:style-name="T6">Extended Targets</text:span></text:p>
              </text:list-item>
              <text:list-item>
                <text:p text:style-name="P4"><text:span text:style-name="T6">Target dependent features – adjectives, adverbs, noun, verb</text:span></text:p>
              </text:list-item>
              <text:list-item>
                <text:p text:style-name="P4"><text:span text:style-name="T6">Building a corpus by searching for keywords</text:span></text:p>
              </text:list-item>
              <text:list-item>
                <text:p text:style-name="P4"><text:span text:style-name="T6">Evaluation and representation</text:span></text:p>
              </text:list-item>
              <text:list-item>
                <text:p text:style-name="P4"><text:span text:style-name="T6">Hosted at </text:span><text:span text:style-name="T7">https://github.com/anirudh24seven/B.Tech-projec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References</text:p>
          </draw:text-box>
        </draw:frame>
        <draw:frame presentation:style-name="pr4" draw:text-style-name="P13" draw:layer="layout" svg:width="26.199cm" svg:height="13.859cm" svg:x="0.801cm" svg:y="4.641cm" presentation:class="outline" presentation:user-transformed="true">
          <draw:text-box>
            <text:list text:style-name="L2">
              <text:list-item>
                <text:p text:style-name="P13"><text:span text:style-name="T8">Target-dependent Twitter Sentiment Classification - Long Jiang, Mo Yu, Ming Zhou, Xiaohua Liu, Tiejun Zhao (http://www.aclweb.org/anthology/P/P11/P11-1016.pdf)</text:span></text:p>
                <text:p text:style-name="P13"><text:span text:style-name="T8">published in The Association for Computational Linguistics (ACL) journal</text:span></text:p>
              </text:list-item>
              <text:list-item>
                <text:p text:style-name="P13"><text:span text:style-name="T8">Opinion Mining and Sentiment Analysis - Bo Pang and Lillian Lee </text:span></text:p>
                <text:p text:style-name="P13"><text:span text:style-name="T8">(http://dl.acm.org/citation.cfm?id=1454712)</text:span></text:p>
                <text:p text:style-name="P13"><text:span text:style-name="T8">published in ACM journal Volume 2 Issue 1-2, January 2008 </text:span></text:p>
              </text:list-item>
              <text:list-item>
                <text:p text:style-name="P13"><text:span text:style-name="T8">Sentiment Knowledge Discovery in Twitter Streaming Data - Albert Bifet and Eibe Frank <text:s/>(http://www.cs.waikato.ac.nz/~eibe/pubs/Twitter-crc.pdf)</text:span></text:p>
              </text:list-item>
              <text:list-item>
                <text:p text:style-name="P13"><text:span text:style-name="T8">Twitter Sentiment Analysis - Alec Go, Lei Huang, Richa Bhayani (http://twittersentiment.appspot.com/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9" draw:text-style-name="P14" draw:layer="layout" svg:width="25.1cm" svg:height="7.086cm" svg:x="1.5cm" svg:y="6.414cm" presentation:class="outline" presentation:user-transformed="true">
          <draw:text-box>
            <text:list text:style-name="L2">
              <text:list-header>
                <text:p><text:span text:style-name="T9"/></text:p>
                <text:p text:style-name="P1"><text:span text:style-name="T9">Thank you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2-04-10T11:23:18</meta:creation-date>
    <dc:language>fi-FI</dc:language>
    <meta:editing-cycles>231</meta:editing-cycles>
    <meta:editing-duration>PT4H46M39S</meta:editing-duration>
    <meta:initial-creator>Anirudh </meta:initial-creator>
    <dc:date>2012-04-11T11:13:16</dc:date>
    <dc:creator>Anirudh </dc:creator>
    <meta:document-statistic meta:object-count="9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Glossy.otp"/>
  </office:meta>
</office:document-meta>
</file>